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mpler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stddev</text:p>
          </table:table-cell>
          <table:table-cell office:value-type="string" table:style-name="ce2">
            <text:p>error%</text:p>
          </table:table-cell>
          <table:table-cell office:value-type="string" table:style-name="ce2">
            <text:p>rate</text:p>
          </table:table-cell>
          <table:table-cell office:value-type="string" table:style-name="ce2">
            <text:p>bandwidth</text:p>
          </table:table-cell>
          <table:table-cell office:value-type="string" table:style-name="ce2">
            <text:p>by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1_PlannerA:/login.html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office:value-type="float" office:value="7.6549911096544596" table:style-name="ce1">
            <text:p>7.65499111</text:p>
          </table:table-cell>
          <table:table-cell office:value-type="float" office:value="0" table:style-name="ce1">
            <text:p>0</text:p>
          </table:table-cell>
          <table:table-cell office:value-type="float" office:value="0.29350186862856298" table:style-name="ce1">
            <text:p>0.293501869</text:p>
          </table:table-cell>
          <table:table-cell office:value-type="float" office:value="0.42162231323497701" table:style-name="ce1">
            <text:p>0.42162231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login.do</text:p>
          </table:table-cell>
          <table:table-cell office:value-type="float" office:value="30" table:style-name="ce1">
            <text:p>30</text:p>
          </table:table-cell>
          <table:table-cell office:value-type="float" office:value="2950" table:style-name="ce1">
            <text:p>2950</text:p>
          </table:table-cell>
          <table:table-cell office:value-type="float" office:value="40" table:style-name="ce1">
            <text:p>40</text:p>
          </table:table-cell>
          <table:table-cell office:value-type="float" office:value="5558" table:style-name="ce1">
            <text:p>5558</text:p>
          </table:table-cell>
          <table:table-cell office:value-type="float" office:value="1836.6478368665701" table:style-name="ce1">
            <text:p>1836.647837</text:p>
          </table:table-cell>
          <table:table-cell office:value-type="float" office:value="0" table:style-name="ce1">
            <text:p>0</text:p>
          </table:table-cell>
          <table:table-cell office:value-type="float" office:value="5.0411695513359103" table:style-name="ce1">
            <text:p>5.041169551</text:p>
          </table:table-cell>
          <table:table-cell office:value-type="float" office:value="123.23394965131899" table:style-name="ce1">
            <text:p>123.2339497</text:p>
          </table:table-cell>
          <table:table-cell office:value-type="float" office:value="25032.2" table:style-name="ce1">
            <text:p>25032.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login.html</text:p>
          </table:table-cell>
          <table:table-cell office:value-type="float" office:value="60" table:style-name="ce1">
            <text:p>6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office:value-type="float" office:value="8.2342610813330097" table:style-name="ce1">
            <text:p>8.234261081</text:p>
          </table:table-cell>
          <table:table-cell office:value-type="float" office:value="0" table:style-name="ce1">
            <text:p>0</text:p>
          </table:table-cell>
          <table:table-cell office:value-type="float" office:value="0.29536134999827701" table:style-name="ce1">
            <text:p>0.29536135</text:p>
          </table:table-cell>
          <table:table-cell office:value-type="float" office:value="0.42429350180416497" table:style-name="ce1">
            <text:p>0.42429350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;jsessionid=lh1vm01a5fzp13wv1peqjmq0f</text:p>
          </table:table-cell>
          <table:table-cell office:value-type="float" office:value="30" table:style-name="ce1">
            <text:p>30</text:p>
          </table:table-cell>
          <table:table-cell office:value-type="float" office:value="2022" table:style-name="ce1">
            <text:p>2022</text:p>
          </table:table-cell>
          <table:table-cell office:value-type="float" office:value="59" table:style-name="ce1">
            <text:p>59</text:p>
          </table:table-cell>
          <table:table-cell office:value-type="float" office:value="5817" table:style-name="ce1">
            <text:p>5817</text:p>
          </table:table-cell>
          <table:table-cell office:value-type="float" office:value="1447.84257162932" table:style-name="ce1">
            <text:p>1447.842572</text:p>
          </table:table-cell>
          <table:table-cell office:value-type="float" office:value="0" table:style-name="ce1">
            <text:p>0</text:p>
          </table:table-cell>
          <table:table-cell office:value-type="float" office:value="4.1073384446878398" table:style-name="ce1">
            <text:p>4.107338445</text:p>
          </table:table-cell>
          <table:table-cell office:value-type="float" office:value="100.570428018893" table:style-name="ce1">
            <text:p>100.570428</text:p>
          </table:table-cell>
          <table:table-cell office:value-type="float" office:value="25073.200000000001" table:style-name="ce1">
            <text:p>25073.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home</text:p>
          </table:table-cell>
          <table:table-cell office:value-type="float" office:value="30" table:style-name="ce1">
            <text:p>30</text:p>
          </table:table-cell>
          <table:table-cell office:value-type="float" office:value="2267" table:style-name="ce1">
            <text:p>2267</text:p>
          </table:table-cell>
          <table:table-cell office:value-type="float" office:value="110" table:style-name="ce1">
            <text:p>110</text:p>
          </table:table-cell>
          <table:table-cell office:value-type="float" office:value="4975" table:style-name="ce1">
            <text:p>4975</text:p>
          </table:table-cell>
          <table:table-cell office:value-type="float" office:value="1188.5327462417199" table:style-name="ce1">
            <text:p>1188.532746</text:p>
          </table:table-cell>
          <table:table-cell office:value-type="float" office:value="0" table:style-name="ce1">
            <text:p>0</text:p>
          </table:table-cell>
          <table:table-cell office:value-type="float" office:value="3.1062331745703" table:style-name="ce1">
            <text:p>3.106233175</text:p>
          </table:table-cell>
          <table:table-cell office:value-type="float" office:value="76.057818000621197" table:style-name="ce1">
            <text:p>76.057818</text:p>
          </table:table-cell>
          <table:table-cell office:value-type="float" office:value="25073.200000000001" table:style-name="ce1">
            <text:p>25073.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login.html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office:value-type="float" office:value="4.7492689495916602" table:style-name="ce1">
            <text:p>4.74926895</text:p>
          </table:table-cell>
          <table:table-cell office:value-type="float" office:value="0" table:style-name="ce1">
            <text:p>0</text:p>
          </table:table-cell>
          <table:table-cell office:value-type="float" office:value="0.29499975416687102" table:style-name="ce1">
            <text:p>0.294999754</text:p>
          </table:table-cell>
          <table:table-cell office:value-type="float" office:value="0.42377406091744901" table:style-name="ce1">
            <text:p>0.42377406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login.do</text:p>
          </table:table-cell>
          <table:table-cell office:value-type="float" office:value="30" table:style-name="ce1">
            <text:p>30</text:p>
          </table:table-cell>
          <table:table-cell office:value-type="float" office:value="3118" table:style-name="ce1">
            <text:p>3118</text:p>
          </table:table-cell>
          <table:table-cell office:value-type="float" office:value="236" table:style-name="ce1">
            <text:p>236</text:p>
          </table:table-cell>
          <table:table-cell office:value-type="float" office:value="5555" table:style-name="ce1">
            <text:p>5555</text:p>
          </table:table-cell>
          <table:table-cell office:value-type="float" office:value="1637.16191590474" table:style-name="ce1">
            <text:p>1637.161916</text:p>
          </table:table-cell>
          <table:table-cell office:value-type="float" office:value="0" table:style-name="ce1">
            <text:p>0</text:p>
          </table:table-cell>
          <table:table-cell office:value-type="float" office:value="5.1220761481987296" table:style-name="ce1">
            <text:p>5.122076148</text:p>
          </table:table-cell>
          <table:table-cell office:value-type="float" office:value="125.21125229426301" table:style-name="ce1">
            <text:p>125.2112523</text:p>
          </table:table-cell>
          <table:table-cell office:value-type="float" office:value="25032.1" table:style-name="ce1">
            <text:p>25032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login.do</text:p>
          </table:table-cell>
          <table:table-cell office:value-type="float" office:value="30" table:style-name="ce1">
            <text:p>30</text:p>
          </table:table-cell>
          <table:table-cell office:value-type="float" office:value="3297" table:style-name="ce1">
            <text:p>3297</text:p>
          </table:table-cell>
          <table:table-cell office:value-type="float" office:value="732" table:style-name="ce1">
            <text:p>732</text:p>
          </table:table-cell>
          <table:table-cell office:value-type="float" office:value="5913" table:style-name="ce1">
            <text:p>5913</text:p>
          </table:table-cell>
          <table:table-cell office:value-type="float" office:value="1510.6817386714999" table:style-name="ce1">
            <text:p>1510.681739</text:p>
          </table:table-cell>
          <table:table-cell office:value-type="float" office:value="0" table:style-name="ce1">
            <text:p>0</text:p>
          </table:table-cell>
          <table:table-cell office:value-type="float" office:value="4.9488617617947801" table:style-name="ce1">
            <text:p>4.948861762</text:p>
          </table:table-cell>
          <table:table-cell office:value-type="float" office:value="120.976472286374" table:style-name="ce1">
            <text:p>120.9764723</text:p>
          </table:table-cell>
          <table:table-cell office:value-type="float" office:value="25032" table:style-name="ce1">
            <text:p>25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</text:p>
          </table:table-cell>
          <table:table-cell office:value-type="float" office:value="60" table:style-name="ce1">
            <text:p>60</text:p>
          </table:table-cell>
          <table:table-cell office:value-type="float" office:value="1055" table:style-name="ce1">
            <text:p>1055</text:p>
          </table:table-cell>
          <table:table-cell office:value-type="float" office:value="4" table:style-name="ce1">
            <text:p>4</text:p>
          </table:table-cell>
          <table:table-cell office:value-type="float" office:value="5222" table:style-name="ce1">
            <text:p>5222</text:p>
          </table:table-cell>
          <table:table-cell office:value-type="float" office:value="1401.7989706682799" table:style-name="ce1">
            <text:p>1401.798971</text:p>
          </table:table-cell>
          <table:table-cell office:value-type="float" office:value="0" table:style-name="ce1">
            <text:p>0</text:p>
          </table:table-cell>
          <table:table-cell office:value-type="float" office:value="0.295790895556234" table:style-name="ce1">
            <text:p>0.295790896</text:p>
          </table:table-cell>
          <table:table-cell office:value-type="float" office:value="3.8337417532882001" table:style-name="ce1">
            <text:p>3.833741753</text:p>
          </table:table-cell>
          <table:table-cell office:value-type="float" office:value="13272.05" table:style-name="ce1">
            <text:p>13272.0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</text:p>
          </table:table-cell>
          <table:table-cell office:value-type="float" office:value="60" table:style-name="ce1">
            <text:p>60</text:p>
          </table:table-cell>
          <table:table-cell office:value-type="float" office:value="1094" table:style-name="ce1">
            <text:p>1094</text:p>
          </table:table-cell>
          <table:table-cell office:value-type="float" office:value="4" table:style-name="ce1">
            <text:p>4</text:p>
          </table:table-cell>
          <table:table-cell office:value-type="float" office:value="4359" table:style-name="ce1">
            <text:p>4359</text:p>
          </table:table-cell>
          <table:table-cell office:value-type="float" office:value="1400.9417050089301" table:style-name="ce1">
            <text:p>1400.941705</text:p>
          </table:table-cell>
          <table:table-cell office:value-type="float" office:value="0" table:style-name="ce1">
            <text:p>0</text:p>
          </table:table-cell>
          <table:table-cell office:value-type="float" office:value="0.29625533259598602" table:style-name="ce1">
            <text:p>0.296255333</text:p>
          </table:table-cell>
          <table:table-cell office:value-type="float" office:value="3.8397468498182898" table:style-name="ce1">
            <text:p>3.83974685</text:p>
          </table:table-cell>
          <table:table-cell office:value-type="float" office:value="13272" table:style-name="ce1">
            <text:p>1327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home</text:p>
          </table:table-cell>
          <table:table-cell office:value-type="float" office:value="30" table:style-name="ce1">
            <text:p>30</text:p>
          </table:table-cell>
          <table:table-cell office:value-type="float" office:value="2075" table:style-name="ce1">
            <text:p>2075</text:p>
          </table:table-cell>
          <table:table-cell office:value-type="float" office:value="590" table:style-name="ce1">
            <text:p>590</text:p>
          </table:table-cell>
          <table:table-cell office:value-type="float" office:value="4830" table:style-name="ce1">
            <text:p>4830</text:p>
          </table:table-cell>
          <table:table-cell office:value-type="float" office:value="1126.8588637841401" table:style-name="ce1">
            <text:p>1126.858864</text:p>
          </table:table-cell>
          <table:table-cell office:value-type="float" office:value="0" table:style-name="ce1">
            <text:p>0</text:p>
          </table:table-cell>
          <table:table-cell office:value-type="float" office:value="3.5486160397444899" table:style-name="ce1">
            <text:p>3.54861604</text:p>
          </table:table-cell>
          <table:table-cell office:value-type="float" office:value="86.889457838005598" table:style-name="ce1">
            <text:p>86.88945784</text:p>
          </table:table-cell>
          <table:table-cell office:value-type="float" office:value="25073.1" table:style-name="ce1">
            <text:p>25073.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home</text:p>
          </table:table-cell>
          <table:table-cell office:value-type="float" office:value="30" table:style-name="ce1">
            <text:p>30</text:p>
          </table:table-cell>
          <table:table-cell office:value-type="float" office:value="2016" table:style-name="ce1">
            <text:p>2016</text:p>
          </table:table-cell>
          <table:table-cell office:value-type="float" office:value="331" table:style-name="ce1">
            <text:p>331</text:p>
          </table:table-cell>
          <table:table-cell office:value-type="float" office:value="4833" table:style-name="ce1">
            <text:p>4833</text:p>
          </table:table-cell>
          <table:table-cell office:value-type="float" office:value="1176.85770687123" table:style-name="ce1">
            <text:p>1176.857707</text:p>
          </table:table-cell>
          <table:table-cell office:value-type="float" office:value="0" table:style-name="ce1">
            <text:p>0</text:p>
          </table:table-cell>
          <table:table-cell office:value-type="float" office:value="4.1237113402061798" table:style-name="ce1">
            <text:p>4.12371134</text:p>
          </table:table-cell>
          <table:table-cell office:value-type="float" office:value="100.970521907216" table:style-name="ce1">
            <text:p>100.9705219</text:p>
          </table:table-cell>
          <table:table-cell office:value-type="float" office:value="25073" table:style-name="ce1">
            <text:p>25073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2_PlannerB:/plan</text:p>
          </table:table-cell>
          <table:table-cell office:value-type="float" office:value="510" table:style-name="ce3">
            <text:p>510</text:p>
          </table:table-cell>
          <table:table-cell office:value-type="float" office:value="8334" table:style-name="ce3">
            <text:p>8334</text:p>
          </table:table-cell>
          <table:table-cell office:value-type="float" office:value="10" table:style-name="ce3">
            <text:p>10</text:p>
          </table:table-cell>
          <table:table-cell office:value-type="float" office:value="47341" table:style-name="ce3">
            <text:p>47341</text:p>
          </table:table-cell>
          <table:table-cell office:value-type="float" office:value="9304.8491789258296" table:style-name="ce3">
            <text:p>9304.849179</text:p>
          </table:table-cell>
          <table:table-cell office:value-type="float" office:value="0" table:style-name="ce3">
            <text:p>0</text:p>
          </table:table-cell>
          <table:table-cell office:value-type="float" office:value="2.5456469437262199" table:style-name="ce3">
            <text:p>2.545646944</text:p>
          </table:table-cell>
          <table:table-cell office:value-type="float" office:value="100.299157386182" table:style-name="ce3">
            <text:p>100.2991574</text:p>
          </table:table-cell>
          <table:table-cell office:value-type="float" office:value="40345.868627450902" table:style-name="ce3">
            <text:p>40345.8686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1_PlannerA:/plan</text:p>
          </table:table-cell>
          <table:table-cell office:value-type="float" office:value="750" table:style-name="ce3">
            <text:p>750</text:p>
          </table:table-cell>
          <table:table-cell office:value-type="float" office:value="5997" table:style-name="ce3">
            <text:p>5997</text:p>
          </table:table-cell>
          <table:table-cell office:value-type="float" office:value="10" table:style-name="ce3">
            <text:p>10</text:p>
          </table:table-cell>
          <table:table-cell office:value-type="float" office:value="40312" table:style-name="ce3">
            <text:p>40312</text:p>
          </table:table-cell>
          <table:table-cell office:value-type="float" office:value="7927.84078213268" table:style-name="ce3">
            <text:p>7927.840782</text:p>
          </table:table-cell>
          <table:table-cell office:value-type="float" office:value="0" table:style-name="ce3">
            <text:p>0</text:p>
          </table:table-cell>
          <table:table-cell office:value-type="float" office:value="3.6732115133141598" table:style-name="ce3">
            <text:p>3.673211513</text:p>
          </table:table-cell>
          <table:table-cell office:value-type="float" office:value="121.667512334338" table:style-name="ce3">
            <text:p>121.6675123</text:p>
          </table:table-cell>
          <table:table-cell office:value-type="float" office:value="33917.875999999997" table:style-name="ce3">
            <text:p>33917.876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3_PlannerC:/plan</text:p>
          </table:table-cell>
          <table:table-cell office:value-type="float" office:value="630" table:style-name="ce1">
            <text:p>630</text:p>
          </table:table-cell>
          <table:table-cell office:value-type="float" office:value="7159" table:style-name="ce1">
            <text:p>7159</text:p>
          </table:table-cell>
          <table:table-cell office:value-type="float" office:value="9" table:style-name="ce1">
            <text:p>9</text:p>
          </table:table-cell>
          <table:table-cell office:value-type="float" office:value="49496" table:style-name="ce1">
            <text:p>49496</text:p>
          </table:table-cell>
          <table:table-cell office:value-type="float" office:value="9586.1704065814793" table:style-name="ce1">
            <text:p>9586.170407</text:p>
          </table:table-cell>
          <table:table-cell office:value-type="float" office:value="0" table:style-name="ce1">
            <text:p>0</text:p>
          </table:table-cell>
          <table:table-cell office:value-type="float" office:value="3.19917126230157" table:style-name="ce1">
            <text:p>3.199171262</text:p>
          </table:table-cell>
          <table:table-cell office:value-type="float" office:value="104.2571541388" table:style-name="ce1">
            <text:p>104.2571541</text:p>
          </table:table-cell>
          <table:table-cell office:value-type="float" office:value="33370.931746031703" table:style-name="ce1">
            <text:p>33370.93175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1_PlannerA:/plan?wicket:interface=:1:indicator:big-form:sg-editor:mo:aspect:name::IBehaviorListener:0:-1&amp;random=0.04952374825592731</text:p>
          </table:table-cell>
          <table:table-cell office:value-type="float" office:value="30" table:style-name="ce3">
            <text:p>30</text:p>
          </table:table-cell>
          <table:table-cell office:value-type="float" office:value="8525" table:style-name="ce3">
            <text:p>8525</text:p>
          </table:table-cell>
          <table:table-cell office:value-type="float" office:value="992" table:style-name="ce3">
            <text:p>992</text:p>
          </table:table-cell>
          <table:table-cell office:value-type="float" office:value="18559" table:style-name="ce3">
            <text:p>18559</text:p>
          </table:table-cell>
          <table:table-cell office:value-type="float" office:value="4622.6880919607302" table:style-name="ce3">
            <text:p>4622.688092</text:p>
          </table:table-cell>
          <table:table-cell office:value-type="float" office:value="0" table:style-name="ce3">
            <text:p>0</text:p>
          </table:table-cell>
          <table:table-cell office:value-type="float" office:value="0.48000768012288197" table:style-name="ce3">
            <text:p>0.48000768</text:p>
          </table:table-cell>
          <table:table-cell office:value-type="float" office:value="7.8584694855117601" table:style-name="ce3">
            <text:p>7.858469486</text:p>
          </table:table-cell>
          <table:table-cell office:value-type="float" office:value="16764.466666666602" table:style-name="ce3">
            <text:p>16764.4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3_PlannerC:/plan?wicket:interface=:3:indicator:big-form:sg-editor:mo:aspect:name::IBehaviorListener:0:-1&amp;random=0.34656063287857475</text:p>
          </table:table-cell>
          <table:table-cell office:value-type="float" office:value="30" table:style-name="ce3">
            <text:p>30</text:p>
          </table:table-cell>
          <table:table-cell office:value-type="float" office:value="7657" table:style-name="ce3">
            <text:p>7657</text:p>
          </table:table-cell>
          <table:table-cell office:value-type="float" office:value="24" table:style-name="ce3">
            <text:p>24</text:p>
          </table:table-cell>
          <table:table-cell office:value-type="float" office:value="18870" table:style-name="ce3">
            <text:p>18870</text:p>
          </table:table-cell>
          <table:table-cell office:value-type="float" office:value="4772.5421858329901" table:style-name="ce3">
            <text:p>4772.542186</text:p>
          </table:table-cell>
          <table:table-cell office:value-type="float" office:value="0" table:style-name="ce3">
            <text:p>0</text:p>
          </table:table-cell>
          <table:table-cell office:value-type="float" office:value="0.48903741136196899" table:style-name="ce3">
            <text:p>0.489037411</text:p>
          </table:table-cell>
          <table:table-cell office:value-type="float" office:value="8.0153422752465495" table:style-name="ce3">
            <text:p>8.015342275</text:p>
          </table:table-cell>
          <table:table-cell office:value-type="float" office:value="16783.400000000001" table:style-name="ce3">
            <text:p>16783.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2_PlannerB:/plan?wicket:interface=:3:indicator:big-form:sg-editor:mo:aspect:name::IBehaviorListener:0:-1&amp;random=0.4138994495518806</text:p>
          </table:table-cell>
          <table:table-cell office:value-type="float" office:value="30" table:style-name="ce3">
            <text:p>30</text:p>
          </table:table-cell>
          <table:table-cell office:value-type="float" office:value="6060" table:style-name="ce3">
            <text:p>6060</text:p>
          </table:table-cell>
          <table:table-cell office:value-type="float" office:value="19" table:style-name="ce3">
            <text:p>19</text:p>
          </table:table-cell>
          <table:table-cell office:value-type="float" office:value="16476" table:style-name="ce3">
            <text:p>16476</text:p>
          </table:table-cell>
          <table:table-cell office:value-type="float" office:value="5005.3312450048898" table:style-name="ce3">
            <text:p>5005.331245</text:p>
          </table:table-cell>
          <table:table-cell office:value-type="float" office:value="0" table:style-name="ce3">
            <text:p>0</text:p>
          </table:table-cell>
          <table:table-cell office:value-type="float" office:value="0.343823778852545" table:style-name="ce3">
            <text:p>0.343823779</text:p>
          </table:table-cell>
          <table:table-cell office:value-type="float" office:value="5.2659544082506198" table:style-name="ce3">
            <text:p>5.265954408</text:p>
          </table:table-cell>
          <table:table-cell office:value-type="float" office:value="15683.4333333333" table:style-name="ce3">
            <text:p>15683.43333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plan?wicket:interface=:1:indicator:big-form:plan:mo:aspect:phases:phasesDiv:phase:2:name-container:name-input::IBehaviorListener:0:-1&amp;random=0.46378963077786883</text:p>
          </table:table-cell>
          <table:table-cell office:value-type="float" office:value="30" table:style-name="ce1">
            <text:p>30</text:p>
          </table:table-cell>
          <table:table-cell office:value-type="float" office:value="154" table:style-name="ce1">
            <text:p>154</text:p>
          </table:table-cell>
          <table:table-cell office:value-type="float" office:value="25" table:style-name="ce1">
            <text:p>25</text:p>
          </table:table-cell>
          <table:table-cell office:value-type="float" office:value="455" table:style-name="ce1">
            <text:p>455</text:p>
          </table:table-cell>
          <table:table-cell office:value-type="float" office:value="119.34808568031301" table:style-name="ce1">
            <text:p>119.3480857</text:p>
          </table:table-cell>
          <table:table-cell office:value-type="float" office:value="0" table:style-name="ce1">
            <text:p>0</text:p>
          </table:table-cell>
          <table:table-cell office:value-type="float" office:value="0.34501794093292798" table:style-name="ce1">
            <text:p>0.345017941</text:p>
          </table:table-cell>
          <table:table-cell office:value-type="float" office:value="2.96499792989235E-2" table:style-name="ce1">
            <text:p>0.029649979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plan?wicket:interface=:3:indicator:big-form:sg-editor:mo:aspect:goalsDiv:goal:0:category::IBehaviorListener:0:-1&amp;random=0.7597529129175038</text:p>
          </table:table-cell>
          <table:table-cell office:value-type="float" office:value="30" table:style-name="ce1">
            <text:p>30</text:p>
          </table:table-cell>
          <table:table-cell office:value-type="float" office:value="42" table:style-name="ce1">
            <text:p>42</text:p>
          </table:table-cell>
          <table:table-cell office:value-type="float" office:value="7" table:style-name="ce1">
            <text:p>7</text:p>
          </table:table-cell>
          <table:table-cell office:value-type="float" office:value="322" table:style-name="ce1">
            <text:p>322</text:p>
          </table:table-cell>
          <table:table-cell office:value-type="float" office:value="58.057490664187497" table:style-name="ce1">
            <text:p>58.05749066</text:p>
          </table:table-cell>
          <table:table-cell office:value-type="float" office:value="0" table:style-name="ce1">
            <text:p>0</text:p>
          </table:table-cell>
          <table:table-cell office:value-type="float" office:value="0.25104182356780602" table:style-name="ce1">
            <text:p>0.251041824</text:p>
          </table:table-cell>
          <table:table-cell office:value-type="float" office:value="1.7071170879985199E-2" table:style-name="ce1">
            <text:p>0.017071171</text:p>
          </table:table-cell>
          <table:table-cell office:value-type="float" office:value="69.633333333333297" table:style-name="ce1">
            <text:p>69.63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plan?wicket:interface=:1:indicator:big-form:plan:mo:aspect:tabs:panel:newInvolvedContainer:newInvolved::IBehaviorListener:0:-1&amp;random=0.822921901842721</text:p>
          </table:table-cell>
          <table:table-cell office:value-type="float" office:value="30" table:style-name="ce1">
            <text:p>30</text:p>
          </table:table-cell>
          <table:table-cell office:value-type="float" office:value="230" table:style-name="ce1">
            <text:p>230</text:p>
          </table:table-cell>
          <table:table-cell office:value-type="float" office:value="24" table:style-name="ce1">
            <text:p>24</text:p>
          </table:table-cell>
          <table:table-cell office:value-type="float" office:value="2304" table:style-name="ce1">
            <text:p>2304</text:p>
          </table:table-cell>
          <table:table-cell office:value-type="float" office:value="556.05307500473498" table:style-name="ce1">
            <text:p>556.053075</text:p>
          </table:table-cell>
          <table:table-cell office:value-type="float" office:value="0" table:style-name="ce1">
            <text:p>0</text:p>
          </table:table-cell>
          <table:table-cell office:value-type="float" office:value="0.32949291041087703" table:style-name="ce1">
            <text:p>0.32949291</text:p>
          </table:table-cell>
          <table:table-cell office:value-type="float" office:value="0.60414541551801704" table:style-name="ce1">
            <text:p>0.604145416</text:p>
          </table:table-cell>
          <table:table-cell office:value-type="float" office:value="1877.56666666666" table:style-name="ce1">
            <text:p>1877.56666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3_PlannerC:/plan?wicket:interface=:3:indicator:big-form:plan:mo:aspect:tabs:panel:newInvolvedContainer:newInvolved::IBehaviorListener:0:-1&amp;random=0.14536738289529483</text:p>
          </table:table-cell>
          <table:table-cell office:value-type="float" office:value="30" table:style-name="ce1">
            <text:p>30</text:p>
          </table:table-cell>
          <table:table-cell office:value-type="float" office:value="241" table:style-name="ce1">
            <text:p>241</text:p>
          </table:table-cell>
          <table:table-cell office:value-type="float" office:value="31" table:style-name="ce1">
            <text:p>31</text:p>
          </table:table-cell>
          <table:table-cell office:value-type="float" office:value="1719" table:style-name="ce1">
            <text:p>1719</text:p>
          </table:table-cell>
          <table:table-cell office:value-type="float" office:value="350.946657865075" table:style-name="ce1">
            <text:p>350.9466579</text:p>
          </table:table-cell>
          <table:table-cell office:value-type="float" office:value="0" table:style-name="ce1">
            <text:p>0</text:p>
          </table:table-cell>
          <table:table-cell office:value-type="float" office:value="0.242220679186784" table:style-name="ce1">
            <text:p>0.242220679</text:p>
          </table:table-cell>
          <table:table-cell office:value-type="float" office:value="0.55565676118655805" table:style-name="ce1">
            <text:p>0.555656761</text:p>
          </table:table-cell>
          <table:table-cell office:value-type="float" office:value="2349.0666666666598" table:style-name="ce1">
            <text:p>2349.06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2_PlannerB:/plan?wicket:interface=:3:indicator:big-form:sg-editor:mo:aspect:goalsDiv:goal:0:organization:name::IBehaviorListener:0:-1&amp;random=0.9689886339409747</text:p>
          </table:table-cell>
          <table:table-cell office:value-type="float" office:value="30" table:style-name="ce3">
            <text:p>30</text:p>
          </table:table-cell>
          <table:table-cell office:value-type="float" office:value="16931" table:style-name="ce3">
            <text:p>16931</text:p>
          </table:table-cell>
          <table:table-cell office:value-type="float" office:value="149" table:style-name="ce3">
            <text:p>149</text:p>
          </table:table-cell>
          <table:table-cell office:value-type="float" office:value="25711" table:style-name="ce3">
            <text:p>25711</text:p>
          </table:table-cell>
          <table:table-cell office:value-type="float" office:value="5486.6673411299698" table:style-name="ce3">
            <text:p>5486.667341</text:p>
          </table:table-cell>
          <table:table-cell office:value-type="float" office:value="0" table:style-name="ce3">
            <text:p>0</text:p>
          </table:table-cell>
          <table:table-cell office:value-type="float" office:value="0.22939638165440601" table:style-name="ce3">
            <text:p>0.229396382</text:p>
          </table:table-cell>
          <table:table-cell office:value-type="float" office:value="13.123728164331901" table:style-name="ce3">
            <text:p>13.12372816</text:p>
          </table:table-cell>
          <table:table-cell office:value-type="float" office:value="58582.866666666603" table:style-name="ce3">
            <text:p>58582.8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3">
            <text:p>TC0001_PlannerA:/plan?wicket:interface=:1:indicator:big-form:segment:part:task::IBehaviorListener:0:-1&amp;random=0.6748635462921264</text:p>
          </table:table-cell>
          <table:table-cell office:value-type="float" office:value="30" table:style-name="ce3">
            <text:p>30</text:p>
          </table:table-cell>
          <table:table-cell office:value-type="float" office:value="10198" table:style-name="ce3">
            <text:p>10198</text:p>
          </table:table-cell>
          <table:table-cell office:value-type="float" office:value="15" table:style-name="ce3">
            <text:p>15</text:p>
          </table:table-cell>
          <table:table-cell office:value-type="float" office:value="20042" table:style-name="ce3">
            <text:p>20042</text:p>
          </table:table-cell>
          <table:table-cell office:value-type="float" office:value="4909.9951619120702" table:style-name="ce3">
            <text:p>4909.995162</text:p>
          </table:table-cell>
          <table:table-cell office:value-type="float" office:value="0" table:style-name="ce3">
            <text:p>0</text:p>
          </table:table-cell>
          <table:table-cell office:value-type="float" office:value="0.28771458712956699" table:style-name="ce3">
            <text:p>0.287714587</text:p>
          </table:table-cell>
          <table:table-cell office:value-type="float" office:value="6.54289382432626" table:style-name="ce3">
            <text:p>6.542893824</text:p>
          </table:table-cell>
          <table:table-cell office:value-type="float" office:value="23286.7" table:style-name="ce3">
            <text:p>23286.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3_PlannerC:/plan?wicket:interface=:3:indicator:big-form:sg-editor:mo:aspect:context:container:creationDiv:event::IBehaviorListener:0:-1&amp;random=0.9994412394033615</text:p>
          </table:table-cell>
          <table:table-cell office:value-type="float" office:value="30" table:style-name="ce1">
            <text:p>30</text:p>
          </table:table-cell>
          <table:table-cell office:value-type="float" office:value="1200" table:style-name="ce1">
            <text:p>1200</text:p>
          </table:table-cell>
          <table:table-cell office:value-type="float" office:value="45" table:style-name="ce1">
            <text:p>45</text:p>
          </table:table-cell>
          <table:table-cell office:value-type="float" office:value="4695" table:style-name="ce1">
            <text:p>4695</text:p>
          </table:table-cell>
          <table:table-cell office:value-type="float" office:value="1214.0194488648899" table:style-name="ce1">
            <text:p>1214.019449</text:p>
          </table:table-cell>
          <table:table-cell office:value-type="float" office:value="0" table:style-name="ce1">
            <text:p>0</text:p>
          </table:table-cell>
          <table:table-cell office:value-type="float" office:value="0.276665990372023" table:style-name="ce1">
            <text:p>0.27666599</text:p>
          </table:table-cell>
          <table:table-cell office:value-type="float" office:value="1.8822653641846598E-2" table:style-name="ce1">
            <text:p>0.018822654</text:p>
          </table:table-cell>
          <table:table-cell office:value-type="float" office:value="69.6666666666666" table:style-name="ce1">
            <text:p>69.6666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3_PlannerC:/plan?wicket:interface=:3:indicator:big-form:sg-editor:mo:aspect:context:container:creationDiv:level::IBehaviorListener:0:-1&amp;random=0.6389264980464004</text:p>
          </table:table-cell>
          <table:table-cell office:value-type="float" office:value="30" table:style-name="ce3">
            <text:p>30</text:p>
          </table:table-cell>
          <table:table-cell office:value-type="float" office:value="6986" table:style-name="ce3">
            <text:p>6986</text:p>
          </table:table-cell>
          <table:table-cell office:value-type="float" office:value="41" table:style-name="ce3">
            <text:p>41</text:p>
          </table:table-cell>
          <table:table-cell office:value-type="float" office:value="18807" table:style-name="ce3">
            <text:p>18807</text:p>
          </table:table-cell>
          <table:table-cell office:value-type="float" office:value="4418.9308807548496" table:style-name="ce3">
            <text:p>4418.930881</text:p>
          </table:table-cell>
          <table:table-cell office:value-type="float" office:value="0" table:style-name="ce3">
            <text:p>0</text:p>
          </table:table-cell>
          <table:table-cell office:value-type="float" office:value="0.27591534917087401" table:style-name="ce3">
            <text:p>0.275915349</text:p>
          </table:table-cell>
          <table:table-cell office:value-type="float" office:value="5.7221089101113698" table:style-name="ce3">
            <text:p>5.72210891</text:p>
          </table:table-cell>
          <table:table-cell office:value-type="float" office:value="21236.366666666599" table:style-name="ce3">
            <text:p>21236.36667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3_PlannerC:/logout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52" table:style-name="ce1">
            <text:p>52</text:p>
          </table:table-cell>
          <table:table-cell office:value-type="float" office:value="8.8156426626511806" table:style-name="ce1">
            <text:p>8.815642663</text:p>
          </table:table-cell>
          <table:table-cell office:value-type="float" office:value="0" table:style-name="ce1">
            <text:p>0</text:p>
          </table:table-cell>
          <table:table-cell office:value-type="float" office:value="0.28637977776929202" table:style-name="ce1">
            <text:p>0.286379778</text:p>
          </table:table-cell>
          <table:table-cell office:value-type="float" office:value="0.41139126279163002" table:style-name="ce1">
            <text:p>0.41139126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1_PlannerA:/plan?wicket:interface=:1:indicator:big-form:segment:part:actor:name::IBehaviorListener:0:-1&amp;random=0.5394079998653609</text:p>
          </table:table-cell>
          <table:table-cell office:value-type="float" office:value="30" table:style-name="ce3">
            <text:p>30</text:p>
          </table:table-cell>
          <table:table-cell office:value-type="float" office:value="7460" table:style-name="ce3">
            <text:p>7460</text:p>
          </table:table-cell>
          <table:table-cell office:value-type="float" office:value="15" table:style-name="ce3">
            <text:p>15</text:p>
          </table:table-cell>
          <table:table-cell office:value-type="float" office:value="16913" table:style-name="ce3">
            <text:p>16913</text:p>
          </table:table-cell>
          <table:table-cell office:value-type="float" office:value="4782.8714415784398" table:style-name="ce3">
            <text:p>4782.871442</text:p>
          </table:table-cell>
          <table:table-cell office:value-type="float" office:value="0" table:style-name="ce3">
            <text:p>0</text:p>
          </table:table-cell>
          <table:table-cell office:value-type="float" office:value="0.31251302137588999" table:style-name="ce3">
            <text:p>0.312513021</text:p>
          </table:table-cell>
          <table:table-cell office:value-type="float" office:value="7.4470266013688002" table:style-name="ce3">
            <text:p>7.447026601</text:p>
          </table:table-cell>
          <table:table-cell office:value-type="float" office:value="24401.4" table:style-name="ce3">
            <text:p>24401.4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plan?wicket:interface=:1:indicator:big-form:segment:part:organization:name::IBehaviorListener:0:-1&amp;random=0.09072531443656007</text:p>
          </table:table-cell>
          <table:table-cell office:value-type="float" office:value="30" table:style-name="ce1">
            <text:p>30</text:p>
          </table:table-cell>
          <table:table-cell office:value-type="float" office:value="8759" table:style-name="ce1">
            <text:p>8759</text:p>
          </table:table-cell>
          <table:table-cell office:value-type="float" office:value="11" table:style-name="ce1">
            <text:p>11</text:p>
          </table:table-cell>
          <table:table-cell office:value-type="float" office:value="14632" table:style-name="ce1">
            <text:p>14632</text:p>
          </table:table-cell>
          <table:table-cell office:value-type="float" office:value="4844.1997322112502" table:style-name="ce1">
            <text:p>4844.199732</text:p>
          </table:table-cell>
          <table:table-cell office:value-type="float" office:value="0" table:style-name="ce1">
            <text:p>0</text:p>
          </table:table-cell>
          <table:table-cell office:value-type="float" office:value="0.34650434862957502" table:style-name="ce1">
            <text:p>0.346504349</text:p>
          </table:table-cell>
          <table:table-cell office:value-type="float" office:value="8.4858599155106909" table:style-name="ce1">
            <text:p>8.485859916</text:p>
          </table:table-cell>
          <table:table-cell office:value-type="float" office:value="25077.666666666599" table:style-name="ce1">
            <text:p>25077.66667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2_PlannerB:/plan?wicket:interface=:3:indicator:big-form:segment:part:task::IBehaviorListener:0:-1&amp;random=0.5962860213474035</text:p>
          </table:table-cell>
          <table:table-cell office:value-type="float" office:value="30" table:style-name="ce3">
            <text:p>30</text:p>
          </table:table-cell>
          <table:table-cell office:value-type="float" office:value="10191" table:style-name="ce3">
            <text:p>10191</text:p>
          </table:table-cell>
          <table:table-cell office:value-type="float" office:value="51" table:style-name="ce3">
            <text:p>51</text:p>
          </table:table-cell>
          <table:table-cell office:value-type="float" office:value="28424" table:style-name="ce3">
            <text:p>28424</text:p>
          </table:table-cell>
          <table:table-cell office:value-type="float" office:value="7319.8465270037505" table:style-name="ce3">
            <text:p>7319.846527</text:p>
          </table:table-cell>
          <table:table-cell office:value-type="float" office:value="0" table:style-name="ce3">
            <text:p>0</text:p>
          </table:table-cell>
          <table:table-cell office:value-type="float" office:value="0.31524194819523899" table:style-name="ce3">
            <text:p>0.315241948</text:p>
          </table:table-cell>
          <table:table-cell office:value-type="float" office:value="8.8909927822728907" table:style-name="ce3">
            <text:p>8.890992782</text:p>
          </table:table-cell>
          <table:table-cell office:value-type="float" office:value="28880.6" table:style-name="ce3">
            <text:p>28880.6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1_PlannerA:/logout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68" table:style-name="ce1">
            <text:p>68</text:p>
          </table:table-cell>
          <table:table-cell office:value-type="float" office:value="17.7081588226695" table:style-name="ce1">
            <text:p>17.70815882</text:p>
          </table:table-cell>
          <table:table-cell office:value-type="float" office:value="0" table:style-name="ce1">
            <text:p>0</text:p>
          </table:table-cell>
          <table:table-cell office:value-type="float" office:value="0.48557046436722001" table:style-name="ce1">
            <text:p>0.485570464</text:p>
          </table:table-cell>
          <table:table-cell office:value-type="float" office:value="0.69753335262127103" table:style-name="ce1">
            <text:p>0.69753335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1_PlannerA:/</text:p>
          </table:table-cell>
          <table:table-cell office:value-type="float" office:value="30" table:style-name="ce1">
            <text:p>30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74" table:style-name="ce1">
            <text:p>74</text:p>
          </table:table-cell>
          <table:table-cell office:value-type="float" office:value="14.106105848965599" table:style-name="ce1">
            <text:p>14.10610585</text:p>
          </table:table-cell>
          <table:table-cell office:value-type="float" office:value="0" table:style-name="ce1">
            <text:p>0</text:p>
          </table:table-cell>
          <table:table-cell office:value-type="float" office:value="0.485900779060915" table:style-name="ce1">
            <text:p>0.485900779</text:p>
          </table:table-cell>
          <table:table-cell office:value-type="float" office:value="0.69800785742051397" table:style-name="ce1">
            <text:p>0.69800785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2_PlannerB:/logout</text:p>
          </table:table-cell>
          <table:table-cell office:value-type="float" office:value="30" table:style-name="ce1">
            <text:p>30</text:p>
          </table:table-cell>
          <table:table-cell office:value-type="float" office:value="20" table:style-name="ce1">
            <text:p>20</text:p>
          </table:table-cell>
          <table:table-cell office:value-type="float" office:value="7" table:style-name="ce1">
            <text:p>7</text:p>
          </table:table-cell>
          <table:table-cell office:value-type="float" office:value="105" table:style-name="ce1">
            <text:p>105</text:p>
          </table:table-cell>
          <table:table-cell office:value-type="float" office:value="18.931337923019399" table:style-name="ce1">
            <text:p>18.93133792</text:p>
          </table:table-cell>
          <table:table-cell office:value-type="float" office:value="0" table:style-name="ce1">
            <text:p>0</text:p>
          </table:table-cell>
          <table:table-cell office:value-type="float" office:value="0.52360589929313195" table:style-name="ce1">
            <text:p>0.523605899</text:p>
          </table:table-cell>
          <table:table-cell office:value-type="float" office:value="0.75217214634784801" table:style-name="ce1">
            <text:p>0.75217214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2940" table:style-name="ce3">
            <text:p>2940</text:p>
          </table:table-cell>
          <table:table-cell office:value-type="float" office:value="5599" table:style-name="ce3">
            <text:p>5599</text:p>
          </table:table-cell>
          <table:table-cell office:value-type="float" office:value="2" table:style-name="ce3">
            <text:p>2</text:p>
          </table:table-cell>
          <table:table-cell office:value-type="float" office:value="49496" table:style-name="ce3">
            <text:p>49496</text:p>
          </table:table-cell>
          <table:table-cell office:value-type="float" office:value="7967.1442142635697" table:style-name="ce3">
            <text:p>7967.144214</text:p>
          </table:table-cell>
          <table:table-cell office:value-type="float" office:value="0" table:style-name="ce3">
            <text:p>0</text:p>
          </table:table-cell>
          <table:table-cell office:value-type="float" office:value="14.381591562799599" table:style-name="ce3">
            <text:p>14.38159156</text:p>
          </table:table-cell>
          <table:table-cell office:value-type="float" office:value="388.79739195309497" table:style-name="ce3">
            <text:p>388.797392</text:p>
          </table:table-cell>
          <table:table-cell office:value-type="float" office:value="27683.2037414966" table:style-name="ce3">
            <text:p>27683.20374</text:p>
          </table:table-cell>
          <table:table-cell table:number-columns-repeated="16374" table:style-name="ce3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Windows User</dc:creator>
    <meta:creation-date>2011-06-17T14:13:42Z</meta:creation-date>
    <dc:date>2011-06-17T14:13:42Z</dc:date>
  </office:meta>
</office:document-meta>
</file>